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04e4d"/>
      <style:text-properties fo: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lans</text:p>
          </table:table-cell>
          <table:table-cell table:style-name="ce2" table:number-columns-repeated="10"/>
          <table:table-cell table:number-columns-repeated="8"/>
        </table:table-row>
        <table:table-row table:style-name="ro1" table:number-rows-repeated="3">
          <table:table-cell table:style-name="ce2" table:number-columns-repeated="11"/>
          <table:table-cell table:number-columns-repeated="8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Buy</text:p>
          </table:table-cell>
          <table:table-cell table:number-columns-repeated="6"/>
        </table:table-row>
        <table:table-row table:style-name="ro1">
          <table:table-cell table:style-name="ce2" table:number-columns-repeated="11"/>
          <table:table-cell table:number-columns-repeated="8"/>
        </table:table-row>
        <table:table-row table:style-name="ro1">
          <table:table-cell office:value-type="string" calcext:value-type="string">
            <text:p>Draw gauge for HDD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tal file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gauges for CPU cores – upper part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pray paint 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gauges for CPU cores – lower part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ire brush for drill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gauges for RAM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new screws for voltmeters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 up the positioning places for all meters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grover shims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a way how to crimp wires</text:p>
          </table:table-cell>
          <table:table-cell table:number-columns-repeated="7"/>
          <table:table-cell office:value-type="string" calcext:value-type="string">
            <text:p>HT-301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paper glue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to change broken glass on one of meters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super glue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e circular drill for sheet metal cutting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harge up the drill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black varnish 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with center punch the holes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transparent varnish 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 the holes for meters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burr the surface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center punch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en bends 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/>
          <table:table-cell office:value-type="string" calcext:value-type="string">
            <text:p>Buy felt pads for furniture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out the notch in hinge for benchmeters free movement on opening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ean up and prepare the surface of enclosure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nuts for voltmeters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 up the hinge.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haibi dlja voltmetrov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rr the surface 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t out the part of hinge.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wire crimper for ht-301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lemona</text:p>
          </table:table-cell>
        </table:table-row>
        <table:table-row table:style-name="ro1">
          <table:table-cell office:value-type="string" calcext:value-type="string">
            <text:p>Clean up the enclosure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steel screws for large meters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Paint the enclosure.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O-ring for 37 mm voltmeters installation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brt.lv</text:p>
          </table:table-cell>
        </table:table-row>
        <table:table-row table:style-name="ro1">
          <table:table-cell office:value-type="string" calcext:value-type="string">
            <text:p>Install the switch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wirebrush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usb extension cord for powerbank</text:p>
          </table:table-cell>
          <table:table-cell table:number-columns-repeated="9"/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Buy <text:s/>usb extention cord (panel installation)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ebay</text:p>
          </table:table-cell>
        </table:table-row>
        <table:table-row table:style-name="ro1">
          <table:table-cell office:value-type="string" calcext:value-type="string">
            <text:p>stick on the enclosure felt pads 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polyethylene nuts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Install reset button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drills 3mm and 4mm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depo</text:p>
          </table:table-cell>
        </table:table-row>
        <table:table-row table:style-name="ro1">
          <table:table-cell office:value-type="string" calcext:value-type="string">
            <text:p>Create repo on github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raw circuit diagram in fritzner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y lugs for crimping wires 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depo</text:p>
          </table:table-cell>
        </table:table-row>
        <table:table-row table:style-name="ro1">
          <table:table-cell office:value-type="string" calcext:value-type="string">
            <text:p>write documentation / create photos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Buy usb socket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e wires for meters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Buy micro usb socket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PCB board for components installation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se power bank, install and connect</text:p>
          </table:table-cell>
          <table:table-cell table:number-columns-repeated="9"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Buy plastic stopper <text:s/>22 mm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/>
          <table:table-cell table:style-name="ce2" office:value-type="string" calcext:value-type="string">
            <text:p>Buy plastic stopper 50 mm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eate script for linux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reate application for node mcu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ind out correct resistor nominals for uAmp meters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older nodemcu board to main board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older out all traces to connectors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ake apart all multimeters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repare all gauges 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tick on the gauges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ssemble all together using new screws and thread glue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aw out the screws on indicators after assembly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Enlarge the placeholders for ammeters</text:p>
          </table:table-cell>
          <table:table-cell table:style-name="ce2" table:number-columns-repeated="9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style-name="ce2" table:number-columns-repeated="11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ownload software for gauge drawing</text:p>
          </table:table-cell>
          <table:table-cell table:number-columns-repeated="3"/>
          <table:table-cell office:value-type="string" calcext:value-type="string">
            <text:p>https://soulmare.github.io/scale_master/#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13:57:35.347444294</meta:creation-date>
    <dc:date>2021-08-17T13:58:18.840016366</dc:date>
    <meta:editing-duration>PT43S</meta:editing-duration>
    <meta:editing-cycles>1</meta:editing-cycles>
    <meta:document-statistic meta:table-count="1" meta:cell-count="146" meta:object-count="0"/>
    <meta:generator>LibreOffice/6.0.7.3$Linux_X86_64 LibreOffice_project/00m0$Build-3</meta:generator>
  </office:meta>
</office:document-meta>
</file>